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6.094cm" table:align="left"/>
    </style:style>
    <style:style style:name="Tabela1.A" style:family="table-column">
      <style:table-column-properties style:column-width="2.905cm"/>
    </style:style>
    <style:style style:name="Tabela1.B" style:family="table-column">
      <style:table-column-properties style:column-width="3.189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Table_20_Contents">Original author </text:p>
          </table:table-cell>
          <table:table-cell table:style-name="Tabela1.A1" office:value-type="string">
            <text:p text:style-name="Table_20_Contents">Aleksandr Voron </text:p>
          </table:table-cell>
        </table:table-row>
        <table:table-row>
          <table:table-cell table:style-name="Tabela1.A1" office:value-type="string">
            <text:p text:style-name="Table_20_Contents">Compatibility </text:p>
          </table:table-cell>
          <table:table-cell table:style-name="Tabela1.A1" office:value-type="string">
            <text:p text:style-name="Table_20_Contents">OpenCV == 4.x </text:p>
          </table:table-cell>
        </table:table-row>
      </table:table>
      <text:p text:style-name="Text_20_body"/>
      <text:h text:style-name="Heading_20_1" text:outline-level="1">This tutorial provides OpenCV installation guidelines how to use OpenCV with OpenVINO.</text:h>
      <text:p text:style-name="Text_20_body">Since 2021.1.1 release OpenVINO does not provide pre-built OpenCV. The change does not affect you if you are using OpenVINO runtime directly or OpenVINO samples: it does not have a strong dependency to OpenCV. However, if you are using Open Model Zoo demos or OpenVINO runtime as OpenCV DNN backend you need to get the OpenCV build.</text:p>
      <text:p text:style-name="Text_20_body">There are 2 approaches how to get OpenCV:</text:p>
      <text:list text:style-name="L1">
        <text:list-item>
          <text:p text:style-name="P2">Install pre-built OpenCV from another sources: system repositories, pip, conda, homebrew. Generic pre-built OpenCV package may have several limitations:</text:p>
          <text:list>
            <text:list-item>
              <text:p text:style-name="P2">OpenCV version may be out-of-date </text:p>
            </text:list-item>
            <text:list-item>
              <text:p text:style-name="P2">OpenCV may not contain G-API module with enabled OpenVINO support (e.g. some OMZ demos use G-API functionality) </text:p>
            </text:list-item>
            <text:list-item>
              <text:p text:style-name="P2">OpenCV may not be optimized for modern hardware (default builds need to cover wide range of hardware) </text:p>
            </text:list-item>
            <text:list-item>
              <text:p text:style-name="P2">OpenCV may not support Intel TBB, Intel Media SDK </text:p>
            </text:list-item>
            <text:list-item>
              <text:p text:style-name="P2">OpenCV DNN module may not use OpenVINO as an inference backend </text:p>
            </text:list-item>
          </text:list>
        </text:list-item>
        <text:list-item>
          <text:p text:style-name="P3">Build OpenCV from source code against specific version of OpenVINO. This approach solves the limitations mentioned above. </text:p>
        </text:list-item>
      </text:list>
      <text:p text:style-name="Text_20_body">The instruction how to follow both approaches is provided in <text:a xlink:type="simple" xlink:href="https://github.com/opencv/opencv/wiki/BuildOpenCV4OpenVINO" office:target-frame-name="_blank" xlink:show="new" text:style-name="Internet_20_link" text:visited-style-name="Visited_20_Internet_20_Link">OpenCV wiki</text:a>.</text:p>
      <text:h text:style-name="P4" text:outline-level="1"><text:bookmark text:name="autotoc_md410"/>Supported targets</text:h>
      <text:p text:style-name="Text_20_body">OpenVINO backend (DNN_BACKEND_INFERENCE_ENGINE) supports the following <text:a xlink:type="simple" xlink:href="https://docs.opencv.org/4.x/d6/d0f/group__dnn.html#ga709af7692ba29788182cf573531b0ff5" office:target-frame-name="_blank" xlink:show="new" text:style-name="Internet_20_link" text:visited-style-name="Visited_20_Internet_20_Link">targets</text:a>:</text:p>
      <text:list text:style-name="L2">
        <text:list-item>
          <text:p text:style-name="P5"><text:span text:style-name="T1">DNN_TARGET_CPU:</text:span> Runs on the CPU, no additional dependencies required. </text:p>
        </text:list-item>
        <text:list-item>
          <text:p text:style-name="P5"><text:span text:style-name="T1">DNN_TARGET_OPENCL, DNN_TARGET_OPENCL_FP16:</text:span> Runs on the iGPU, requires OpenCL drivers. Install <text:a xlink:type="simple" xlink:href="https://launchpad.net/ubuntu/jammy/+package/intel-opencl-icd" office:target-frame-name="_blank" xlink:show="new" text:style-name="Internet_20_link" text:visited-style-name="Visited_20_Internet_20_Link">intel-opencl-icd</text:a> on Ubuntu. </text:p>
        </text:list-item>
        <text:list-item>
          <text:p text:style-name="P5"><text:span text:style-name="T1">DNN_TARGET_MYRIAD:</text:span> Runs on Intel® VPU like the <text:a xlink:type="simple" xlink:href="https://www.intel.com/content/www/us/en/products/sku/140109/intel-neural-compute-stick-2/specifications.html" office:target-frame-name="_blank" xlink:show="new" text:style-name="Internet_20_link" text:visited-style-name="Visited_20_Internet_20_Link">Neural Compute Stick</text:a>, to set up <text:a xlink:type="simple" xlink:href="https://www.intel.com/content/www/us/en/developer/archive/tools/neural-compute-stick.html" office:target-frame-name="_blank" xlink:show="new" text:style-name="Internet_20_link" text:visited-style-name="Visited_20_Internet_20_Link">see</text:a>. </text:p>
        </text:list-item>
        <text:list-item>
          <text:p text:style-name="P5"><text:span text:style-name="T1">DNN_TARGET_HDDL:</text:span> Runs on the Intel® Movidius™ Myriad™ X High Density Deep Learning VPU, for details <text:a xlink:type="simple" xlink:href="https://intelsmartedge.github.io/ido-specs/doc/building-blocks/enhanced-platform-awareness/smartedge-open_hddl/" office:target-frame-name="_blank" xlink:show="new" text:style-name="Internet_20_link" text:visited-style-name="Visited_20_Internet_20_Link">see</text:a>. </text:p>
        </text:list-item>
        <text:list-item>
          <text:p text:style-name="P5"><text:span text:style-name="T1">DNN_TARGET_FPGA:</text:span> Runs on Intel® Altera® series FPGAs <text:a xlink:type="simple" xlink:href="https://www.intel.com/content/www/us/en/docs/programmable/768970/2025-1/getting-started-guide.html" office:target-frame-name="_blank" xlink:show="new" text:style-name="Internet_20_link" text:visited-style-name="Visited_20_Internet_20_Link">see</text:a>. </text:p>
        </text:list-item>
        <text:list-item>
          <text:p text:style-name="P6"><text:span text:style-name="T1">DNN_TARGET_NPU:</text:span> Runs on the integrated Intel® AI Boost processor, requires <text:a xlink:type="simple" xlink:href="https://github.com/intel/linux-npu-driver/releases/tag/v1.17.0" office:target-frame-name="_blank" xlink:show="new" text:style-name="Internet_20_link" text:visited-style-name="Visited_20_Internet_20_Link">Linux drivers</text:a> OR <text:a xlink:type="simple" xlink:href="https://www.intel.com/content/www/us/en/download/794734/intel-npu-driver-windows.html" office:target-frame-name="_blank" xlink:show="new" text:style-name="Internet_20_link" text:visited-style-name="Visited_20_Internet_20_Link">Windows drivers</text:a>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Noto Sans Devanagari1" style:font-family-complex="'Noto Sans Devanagari'" style:font-family-generic-complex="system" style:font-pitch-complex="variable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3-24T15:16:40.813023699</meta:creation-date>
    <dc:date>2026-03-24T15:17:23.731346591</dc:date>
    <dc:creator>Mateusz Pomianek</dc:creator>
    <meta:editing-duration>PT43S</meta:editing-duration>
    <meta:editing-cycles>1</meta:editing-cycles>
    <meta:document-statistic meta:table-count="1" meta:image-count="0" meta:object-count="0" meta:page-count="1" meta:paragraph-count="23" meta:word-count="289" meta:character-count="1884" meta:non-whitespace-character-count="1615"/>
    <meta:generator>LibreOffice/25.8.5.2$Linux_X86_64 LibreOffice_project/580$Build-2</meta:generator>
  </office:meta>
</office:document-meta>
</file>